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960EA0F557546D6B358.jpg" manifest:media-type="image/jpeg"/>
  <manifest:file-entry manifest:full-path="Pictures/100000000000043800000960289D431E13FD519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UD デジタル 教科書体 NK-B" svg:font-family="'UD デジタル 教科書体 NK-B'" style:font-family-generic="roman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roma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88139" draw:marker-start-width="0.321cm" draw:marker-end-width="0.321cm" draw:fill-color="#1dd4ff" draw:textarea-horizontal-align="justify" draw:textarea-vertical-align="middle" draw:auto-grow-height="false" fo:min-height="0.5cm" fo:min-width="2.563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1dd4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D デジタル 教科書体 NK-B" style:font-name-asian="UD デジタル 教科書体 NK-B"/>
    </style:style>
    <style:style style:name="T1" style:family="text">
      <style:text-properties style:font-name="UD デジタル 教科書体 NK-B" style:font-name-asian="UD デジタル 教科書体 NK-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5cm" svg:height="1.5cm" svg:x="9.4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2.991cm" svg:height="1.725cm" svg:x="9.558cm" svg:y="7.1cm">
          <draw:text-box>
            <text:p text:style-name="P2"><text:span text:style-name="T1">デザイン</text:span></text:p>
            <text:p text:style-name="P2"><text:span text:style-name="T1">変更！</text:span></text:p>
          </draw:text-box>
        </draw:frame>
        <draw:frame draw:style-name="gr3" draw:text-style-name="P2" draw:layer="layout" svg:width="4.05cm" svg:height="9cm" svg:x="13.45cm" svg:y="5cm">
          <draw:image xlink:href="Pictures/100000000000043800000960EA0F557546D6B358.jpg" xlink:type="simple" xlink:show="embed" xlink:actuate="onLoad" draw:mime-type="image/jpeg">
            <text:p/>
          </draw:image>
        </draw:frame>
        <draw:frame draw:style-name="gr3" draw:text-style-name="P2" draw:layer="layout" svg:width="4.05cm" svg:height="9cm" svg:x="4.95cm" svg:y="5cm">
          <draw:image xlink:href="Pictures/100000000000043800000960289D431E13FD519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UD デジタル 教科書体 NK-B" svg:font-family="'UD デジタル 教科書体 NK-B'" style:font-family-generic="roman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roma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08T20:32:24.493000000</dc:date>
    <meta:editing-duration>PT1H36M23S</meta:editing-duration>
    <meta:editing-cycles>3</meta:editing-cycles>
    <meta:generator>LibreOffice/7.3.7.2$Windows_X86_64 LibreOffice_project/e114eadc50a9ff8d8c8a0567d6da8f454beeb84f</meta:generator>
    <meta:document-statistic meta:object-count="4"/>
  </office:meta>
</office:document-meta>
</file>